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4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236300595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93309162590702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93309506576302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489910999728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489910999728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10999728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21 19:32:49.02076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10999728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10999728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10999728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10999728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489901232032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489901232032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89901232032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21 19:32:49.020764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89901232032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2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89901232032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489901232032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89901232032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93308647452947" text:continue-numbering="true" text:style-name="List_20_1">
        <text:list-item>
          <text:p text:style-name="BulletsLevel1">Lista simle</text:p>
        </text:list-item>
      </text:list>
      <text:list xml:id="list1212410238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93308632549603" text:continue-list="list193308647452947" text:style-name="List_20_1">
        <text:list-item>
          <text:p text:style-name="BulletsLevel1">Lista simle</text:p>
        </text:list-item>
      </text:list>
      <text:list xml:id="list193308449273871" text:continue-list="list1212410238" text:style-name="List_20_2">
        <text:list-item>
          <text:p text:style-name="BulletsLevel2">Lista simle</text:p>
        </text:list-item>
      </text:list>
      <text:list xml:id="list193309262194707" text:continue-list="list193308632549603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4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4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4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32:38</meta:creation-date>
    <meta:generator>LibreOffice/7.1.7.2$Linux_X86_64 LibreOffice_project/10$Build-2</meta:generator>
    <meta:editing-duration>PT27S</meta:editing-duration>
    <meta:editing-cycles>2</meta:editing-cycles>
    <meta:initial-creator>Turulomio</meta:initial-creator>
    <dc:description>This file have been generated with UnoGenerator-0.14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1-11-21T19:33:07.472142627</dc:date>
    <dc:title>Documentación de UnoGenerator</dc:title>
    <meta:document-statistic meta:table-count="2" meta:image-count="106" meta:object-count="0" meta:page-count="7" meta:paragraph-count="94" meta:word-count="570" meta:character-count="3750" meta:non-whitespace-character-count="3271"/>
  </office:meta>
</office:document-meta>
</file>